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7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58:.C7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7])" office:value-type="float" office:value="3089.48" calcext:value-type="float">
            <text:p>3089.48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4:.C104])" office:value-type="float" office:value="-1188.95" calcext:value-type="float">
            <text:p>-1188.9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88]; [.C105])" office:value-type="float" office:value="1900.53" calcext:value-type="float">
            <text:p>1900.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-00-00</text:date>, <text:time style:data-style-name="N2" text:time-value="21:29:03.253096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2T21:35:29.037421115</dc:date>
    <meta:editing-duration>P2DT9H31M12S</meta:editing-duration>
    <meta:editing-cycles>331</meta:editing-cycles>
    <meta:generator>LibreOffice/6.0.7.3$Linux_X86_64 LibreOffice_project/00m0$Build-3</meta:generator>
    <meta:document-statistic meta:table-count="6" meta:cell-count="1158" meta:object-count="0"/>
  </office:meta>
</office:document-meta>
</file>